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FFF2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EF413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3.413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gulos_Pd" table:style-name="ta1">
        <table:shapes>
          <draw:frame draw:z-index="1" draw:id="id0" draw:style-name="a0" draw:name="Gráfico 1" svg:x="17.15006in" svg:y="0.03532in" svg:width="6.29803in" svg:height="3.5452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17.20275in" svg:y="3.97049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number-columns-repeated="16370" table:default-cell-style-name="ce1"/>
        <table:table-row table:style-name="ro1">
          <table:table-cell office:value-type="string" table:number-columns-spanned="3" table:number-rows-spanned="1" table:style-name="ce3">
            <text:p>Paladio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4">
            <text:p>Cobre</text:p>
          </table:table-cell>
          <table:covered-table-cell table:number-columns-repeated="2"/>
          <table:table-cell table:style-name="ce1"/>
          <table:table-cell office:value-type="string" table:number-columns-spanned="2" table:number-rows-spanned="1" table:style-name="ce7">
            <text:p>Trabajo de adhesión (J/m2)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COBRE</text:p>
          </table:table-cell>
          <table:covered-table-cell/>
          <table:table-cell table:number-columns-repeated="16370"/>
        </table:table-row>
        <table:table-row table:style-name="ro1">
          <table:table-cell office:value-type="string" table:number-columns-spanned="1" table:number-rows-spanned="2" table:style-name="ce5">
            <text:p>Tiempo[s]</text:p>
          </table:table-cell>
          <table:table-cell office:value-type="string" table:number-columns-spanned="2" table:number-rows-spanned="1" table:style-name="ce5">
            <text:p>Ángulo[°]</text:p>
          </table:table-cell>
          <table:covered-table-cell/>
          <table:table-cell table:number-columns-repeated="2" table:style-name="ce1"/>
          <table:table-cell office:value-type="string" table:number-columns-spanned="1" table:number-rows-spanned="2" table:style-name="ce5">
            <text:p>Tiempo[s]</text:p>
          </table:table-cell>
          <table:table-cell office:value-type="string" table:number-columns-spanned="2" table:number-rows-spanned="1" table:style-name="ce5">
            <text:p>Ángulo[°]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W_a = y(1+Cos\Theta)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Trabajo de adhesión (J/m2)</text:p>
          </table:table-cell>
          <table:covered-table-cell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on Grafeno</text:p>
          </table:table-cell>
          <table:table-cell office:value-type="string" table:style-name="ce2">
            <text:p>Sin Grafeno</text:p>
          </table:table-cell>
          <table:table-cell table:number-columns-repeated="2" table:style-name="ce1"/>
          <table:covered-table-cell/>
          <table:table-cell office:value-type="string" table:style-name="ce2">
            <text:p>Sin grafeno</text:p>
          </table:table-cell>
          <table:table-cell office:value-type="string" table:style-name="ce2">
            <text:p>Con grafeno</text:p>
          </table:table-cell>
          <table:table-cell table:style-name="ce1"/>
          <table:table-cell office:value-type="string" table:style-name="ce2">
            <text:p>Sin grafeno</text:p>
          </table:table-cell>
          <table:table-cell office:value-type="string" table:style-name="ce2">
            <text:p>Con grafeno</text:p>
          </table:table-cell>
          <table:table-cell table:style-name="ce1"/>
          <table:table-cell office:value-type="string" table:number-columns-spanned="2" table:number-rows-spanned="1" table:style-name="ce7">
            <text:p>W_a = y(1+Cos\Theta)</text:p>
          </table:table-cell>
          <table:covered-table-cell/>
          <table:table-cell table:number-columns-repeated="1637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21.535" table:style-name="ce2">
            <text:p>121.535</text:p>
          </table:table-cell>
          <table:table-cell office:value-type="float" office:value="117.848" table:style-name="ce2">
            <text:p>117.848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78.179000000000002" table:style-name="ce2">
            <text:p>78.179</text:p>
          </table:table-cell>
          <table:table-cell office:value-type="float" office:value="76.122" table:style-name="ce2">
            <text:p>76.122</text:p>
          </table:table-cell>
          <table:table-cell table:style-name="ce1"/>
          <table:table-cell office:value-type="float" office:value="0.12799188704068618" table:formula="of:=0.072*(1+COS([.C19]))" table:style-name="ce1">
            <text:p>0.127991887</text:p>
          </table:table-cell>
          <table:table-cell office:value-type="float" office:value="4.7613530946475274E-2" table:formula="of:=0.072*(1+COS([.B19]))" table:style-name="ce1">
            <text:p>0.047613531</text:p>
          </table:table-cell>
          <table:table-cell table:style-name="ce1"/>
          <table:table-cell office:value-type="string" table:style-name="ce2">
            <text:p>Sin grafeno</text:p>
          </table:table-cell>
          <table:table-cell office:value-type="string" table:style-name="ce2">
            <text:p>Con grafeno</text:p>
          </table:table-cell>
          <table:table-cell table:number-columns-repeated="16370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122.989" table:style-name="ce2">
            <text:p>122.989</text:p>
          </table:table-cell>
          <table:table-cell office:value-type="float" office:value="118.474" table:style-name="ce2">
            <text:p>118.474</text:p>
          </table:table-cell>
          <table:table-cell table:number-columns-repeated="2" table:style-name="ce1"/>
          <table:table-cell office:value-type="float" office:value="120" table:style-name="ce2">
            <text:p>120</text:p>
          </table:table-cell>
          <table:table-cell office:value-type="float" office:value="83.774000000000001" table:style-name="ce2">
            <text:p>83.774</text:p>
          </table:table-cell>
          <table:table-cell office:value-type="float" office:value="80.739999999999995" table:style-name="ce2">
            <text:p>80.74</text:p>
          </table:table-cell>
          <table:table-cell table:style-name="ce1"/>
          <table:table-cell office:value-type="float" office:value="9.0853524255814555E-2" table:formula="of:=0.072*(1+COS([.C20]))" table:style-name="ce1">
            <text:p>0.090853524</text:p>
          </table:table-cell>
          <table:table-cell office:value-type="float" office:value="0.13644105624163355" table:formula="of:=0.072*(1+COS([.B20]))" table:style-name="ce1">
            <text:p>0.136441056</text:p>
          </table:table-cell>
          <table:table-cell table:style-name="ce1"/>
          <table:table-cell office:value-type="float" office:value="9.1950275798360515E-2" table:formula="of:=0.072*(1+COS([.G19]))" table:style-name="ce1">
            <text:p>0.091950276</text:p>
          </table:table-cell>
          <table:table-cell office:value-type="float" office:value="1.5141006599349697E-3" table:formula="of:=0.072*(1+COS([.H19]))" table:style-name="ce1">
            <text:p>0.001514101</text:p>
          </table:table-cell>
          <table:table-cell table:number-columns-repeated="16370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float" office:value="139.04400000000001" table:style-name="ce2">
            <text:p>139.044</text:p>
          </table:table-cell>
          <table:table-cell office:value-type="float" office:value="127.304" table:style-name="ce2">
            <text:p>127.304</text:p>
          </table:table-cell>
          <table:table-cell table:number-columns-repeated="2" table:style-name="ce1"/>
          <table:table-cell office:value-type="float" office:value="270" table:style-name="ce2">
            <text:p>270</text:p>
          </table:table-cell>
          <table:table-cell office:value-type="float" office:value="88.652000000000001" table:style-name="ce2">
            <text:p>88.652</text:p>
          </table:table-cell>
          <table:table-cell office:value-type="float" office:value="85.763999999999996" table:style-name="ce2">
            <text:p>85.764</text:p>
          </table:table-cell>
          <table:table-cell table:style-name="ce1"/>
          <table:table-cell office:value-type="float" office:value="1.7448433619802996E-2" table:formula="of:=0.072*(1+COS([.C21]))" table:style-name="ce1">
            <text:p>0.017448434</text:p>
          </table:table-cell>
          <table:table-cell office:value-type="float" office:value="4.7802003025270242E-4" table:formula="of:=0.072*(1+COS([.B21]))" table:style-name="ce1">
            <text:p>0.00047802</text:p>
          </table:table-cell>
          <table:table-cell table:style-name="ce1"/>
          <table:table-cell office:value-type="float" office:value="9.5456253998530666E-2" table:formula="of:=0.072*(1+COS([.F21]))" table:style-name="ce1">
            <text:p>0.095456254</text:p>
          </table:table-cell>
          <table:table-cell office:value-type="float" office:value="9.3265858376601715E-2" table:formula="of:=0.072*(1+COS([.H20]))" table:style-name="ce1">
            <text:p>0.093265858</text:p>
          </table:table-cell>
          <table:table-cell table:number-columns-repeated="16370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float" office:value="140.61799999999999" table:style-name="ce2">
            <text:p>140.618</text:p>
          </table:table-cell>
          <table:table-cell office:value-type="float" office:value="131.517" table:style-name="ce2">
            <text:p>131.517</text:p>
          </table:table-cell>
          <table:table-cell table:number-columns-repeated="2" table:style-name="ce1"/>
          <table:table-cell office:value-type="float" office:value="420" table:style-name="ce2">
            <text:p>420</text:p>
          </table:table-cell>
          <table:table-cell office:value-type="float" office:value="94.289000000000001" table:style-name="ce2">
            <text:p>94.289</text:p>
          </table:table-cell>
          <table:table-cell office:value-type="float" office:value="91.66" table:style-name="ce2">
            <text:p>91.66</text:p>
          </table:table-cell>
          <table:table-cell table:style-name="ce1"/>
          <table:table-cell office:value-type="float" office:value="5.6872174274701481E-2" table:formula="of:=0.072*(1+COS([.C22]))" table:style-name="ce1">
            <text:p>0.056872174</text:p>
          </table:table-cell>
          <table:table-cell office:value-type="float" office:value="6.3946278255545663E-2" table:formula="of:=0.072*(1+COS([.B22]))" table:style-name="ce1">
            <text:p>0.063946278</text:p>
          </table:table-cell>
          <table:table-cell table:style-name="ce1"/>
          <table:table-cell office:value-type="float" office:value="5.1574241412970026E-2" table:formula="of:=0.072*(1+COS([.F22]))" table:style-name="ce1">
            <text:p>0.051574241</text:p>
          </table:table-cell>
          <table:table-cell office:value-type="float" office:value="0.14399500472809493" table:formula="of:=0.072*(1+COS([.H21]))" table:style-name="ce1">
            <text:p>0.143995005</text:p>
          </table:table-cell>
          <table:table-cell table:number-columns-repeated="16370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148.15100000000001" table:style-name="ce2">
            <text:p>148.151</text:p>
          </table:table-cell>
          <table:table-cell office:value-type="float" office:value="140.029" table:style-name="ce2">
            <text:p>140.029</text:p>
          </table:table-cell>
          <table:table-cell table:number-columns-repeated="2" table:style-name="ce1"/>
          <table:table-cell office:value-type="float" office:value="570" table:style-name="ce2">
            <text:p>570</text:p>
          </table:table-cell>
          <table:table-cell office:value-type="float" office:value="102.926" table:style-name="ce2">
            <text:p>102.926</text:p>
          </table:table-cell>
          <table:table-cell office:value-type="float" office:value="98.673000000000002" table:style-name="ce2">
            <text:p>98.673</text:p>
          </table:table-cell>
          <table:table-cell table:style-name="ce1"/>
          <table:table-cell office:value-type="float" office:value="2.5556228580165461E-2" table:formula="of:=0.072*(1+COS([.C23]))" table:style-name="ce1">
            <text:p>0.025556229</text:p>
          </table:table-cell>
          <table:table-cell office:value-type="float" office:value="0.13735297592072435" table:formula="of:=0.072*(1+COS([.B23]))" table:style-name="ce1">
            <text:p>0.137352976</text:p>
          </table:table-cell>
          <table:table-cell table:style-name="ce1"/>
          <table:table-cell office:value-type="float" office:value="1.5283218101210709E-2" table:formula="of:=0.072*(1+COS([.F23]))" table:style-name="ce1">
            <text:p>0.015283218</text:p>
          </table:table-cell>
          <table:table-cell office:value-type="float" office:value="0.13898584431090663" table:formula="of:=0.072*(1+COS([.H22]))" table:style-name="ce1">
            <text:p>0.138985844</text:p>
          </table:table-cell>
          <table:table-cell table:number-columns-repeated="16370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float" office:value="154.41800000000001" table:style-name="ce2">
            <text:p>154.418</text:p>
          </table:table-cell>
          <table:table-cell office:value-type="float" office:value="145.78399999999999" table:style-name="ce2">
            <text:p>145.784</text:p>
          </table:table-cell>
          <table:table-cell table:number-columns-repeated="2" table:style-name="ce1"/>
          <table:table-cell office:value-type="float" office:value="720" table:style-name="ce2">
            <text:p>720</text:p>
          </table:table-cell>
          <table:table-cell office:value-type="float" office:value="108.33799999999999" table:style-name="ce2">
            <text:p>108.338</text:p>
          </table:table-cell>
          <table:table-cell office:value-type="float" office:value="108.658" table:style-name="ce2">
            <text:p>108.658</text:p>
          </table:table-cell>
          <table:table-cell table:style-name="ce1"/>
          <table:table-cell office:value-type="float" office:value="4.1582197634602754E-3" table:formula="of:=0.072*(1+COS([.C24]))" table:style-name="ce1">
            <text:p>0.00415822</text:p>
          </table:table-cell>
          <table:table-cell office:value-type="float" office:value="0.1368553870012833" table:formula="of:=0.072*(1+COS([.B24]))" table:style-name="ce1">
            <text:p>0.136855387</text:p>
          </table:table-cell>
          <table:table-cell table:style-name="ce1"/>
          <table:table-cell office:value-type="float" office:value="7.0309524030784932E-5" table:formula="of:=0.072*(1+COS([.F24]))" table:style-name="ce1">
            <text:p>7.03095E-05</text:p>
          </table:table-cell>
          <table:table-cell office:value-type="float" office:value="0.13952532623582331" table:formula="of:=0.072*(1+COS([.H23]))" table:style-name="ce1">
            <text:p>0.139525326</text:p>
          </table:table-cell>
          <table:table-cell table:number-columns-repeated="16370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float" office:value="160.017" table:style-name="ce2">
            <text:p>160.017</text:p>
          </table:table-cell>
          <table:table-cell office:value-type="float" office:value="155.22499999999999" table:style-name="ce2">
            <text:p>155.225</text:p>
          </table:table-cell>
          <table:table-cell table:number-columns-repeated="2" table:style-name="ce1"/>
          <table:table-cell office:value-type="float" office:value="870" table:style-name="ce2">
            <text:p>870</text:p>
          </table:table-cell>
          <table:table-cell office:value-type="float" office:value="124.735" table:style-name="ce2">
            <text:p>124.735</text:p>
          </table:table-cell>
          <table:table-cell office:value-type="float" office:value="128.66" table:style-name="ce2">
            <text:p>128.66</text:p>
          </table:table-cell>
          <table:table-cell table:style-name="ce1"/>
          <table:table-cell office:value-type="float" office:value="0.13944169025485909" table:formula="of:=0.072*(1+COS([.C25]))" table:style-name="ce1">
            <text:p>0.13944169</text:p>
          </table:table-cell>
          <table:table-cell office:value-type="float" office:value="0.10249505403111028" table:formula="of:=0.072*(1+COS([.B25]))" table:style-name="ce1">
            <text:p>0.102495054</text:p>
          </table:table-cell>
          <table:table-cell table:style-name="ce1"/>
          <table:table-cell office:value-type="float" office:value="1.1589211495989678E-2" table:formula="of:=0.072*(1+COS([.F25]))" table:style-name="ce1">
            <text:p>0.011589211</text:p>
          </table:table-cell>
          <table:table-cell office:value-type="float" office:value="2.8074026613394296E-2" table:formula="of:=0.072*(1+COS([.H24]))" table:style-name="ce1">
            <text:p>0.028074027</text:p>
          </table:table-cell>
          <table:table-cell table:number-columns-repeated="16370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float" office:value="163.899" table:style-name="ce2">
            <text:p>163.899</text:p>
          </table:table-cell>
          <table:table-cell office:value-type="float" office:value="161.97499999999999" table:style-name="ce2">
            <text:p>161.975</text:p>
          </table:table-cell>
          <table:table-cell table:number-columns-repeated="2" table:style-name="ce1"/>
          <table:table-cell office:value-type="float" office:value="1020" table:style-name="ce2">
            <text:p>1020</text:p>
          </table:table-cell>
          <table:table-cell office:value-type="float" office:value="135.51599999999999" table:style-name="ce2">
            <text:p>135.516</text:p>
          </table:table-cell>
          <table:table-cell office:value-type="float" office:value="139.399" table:style-name="ce2">
            <text:p>139.399</text:p>
          </table:table-cell>
          <table:table-cell table:style-name="ce1"/>
          <table:table-cell office:value-type="float" office:value="0.1208795828799116" table:formula="of:=0.072*(1+COS([.C26]))" table:style-name="ce1">
            <text:p>0.120879583</text:p>
          </table:table-cell>
          <table:table-cell office:value-type="float" office:value="5.4899808009650245E-3" table:formula="of:=0.072*(1+COS([.B26]))" table:style-name="ce1">
            <text:p>0.005489981</text:p>
          </table:table-cell>
          <table:table-cell table:style-name="ce1"/>
          <table:table-cell office:value-type="float" office:value="4.5559061647029248E-2" table:formula="of:=0.072*(1+COS([.F26]))" table:style-name="ce1">
            <text:p>0.045559062</text:p>
          </table:table-cell>
          <table:table-cell office:value-type="float" office:value="0.10628327179207378" table:formula="of:=0.072*(1+COS([.H25]))" table:style-name="ce1">
            <text:p>0.106283272</text:p>
          </table:table-cell>
          <table:table-cell table:number-columns-repeated="16370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float" office:value="171.649" table:style-name="ce2">
            <text:p>171.649</text:p>
          </table:table-cell>
          <table:table-cell office:value-type="float" office:value="167.005" table:style-name="ce2">
            <text:p>167.005</text:p>
          </table:table-cell>
          <table:table-cell table:number-columns-repeated="2" table:style-name="ce1"/>
          <table:table-cell office:value-type="float" office:value="1170" table:style-name="ce2">
            <text:p>1170</text:p>
          </table:table-cell>
          <table:table-cell office:value-type="float" office:value="147.35499999999999" table:style-name="ce2">
            <text:p>147.355</text:p>
          </table:table-cell>
          <table:table-cell office:value-type="float" office:value="143.68600000000001" table:style-name="ce2">
            <text:p>143.686</text:p>
          </table:table-cell>
          <table:table-cell table:style-name="ce1"/>
          <table:table-cell office:value-type="float" office:value="0.13748661106701995" table:formula="of:=0.072*(1+COS([.C27]))" table:style-name="ce1">
            <text:p>0.137486611</text:p>
          </table:table-cell>
          <table:table-cell office:value-type="float" office:value="3.7669911737723161E-2" table:formula="of:=0.072*(1+COS([.B27]))" table:style-name="ce1">
            <text:p>0.037669912</text:p>
          </table:table-cell>
          <table:table-cell table:style-name="ce1"/>
          <table:table-cell office:value-type="float" office:value="8.9355370804300879E-2" table:formula="of:=0.072*(1+COS([.F27]))" table:style-name="ce1">
            <text:p>0.089355371</text:p>
          </table:table-cell>
          <table:table-cell office:value-type="float" office:value="2.0586114461079823E-3" table:formula="of:=0.072*(1+COS([.H26]))" table:style-name="ce1">
            <text:p>0.002058611</text:p>
          </table:table-cell>
          <table:table-cell table:number-columns-repeated="16370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float" office:value="174.71" table:style-name="ce2">
            <text:p>174.71</text:p>
          </table:table-cell>
          <table:table-cell office:value-type="float" office:value="172.56899999999999" table:style-name="ce2">
            <text:p>172.569</text:p>
          </table:table-cell>
          <table:table-cell table:number-columns-repeated="2" table:style-name="ce1"/>
          <table:table-cell office:value-type="float" office:value="1320" table:style-name="ce2">
            <text:p>1320</text:p>
          </table:table-cell>
          <table:table-cell office:value-type="float" office:value="150.31700000000001" table:style-name="ce2">
            <text:p>150.317</text:p>
          </table:table-cell>
          <table:table-cell office:value-type="float" office:value="151.38999999999999" table:style-name="ce2">
            <text:p>151.39</text:p>
          </table:table-cell>
          <table:table-cell table:style-name="ce1"/>
          <table:table-cell office:value-type="float" office:value="0.10155464161266051" table:formula="of:=0.072*(1+COS([.C28]))" table:style-name="ce1">
            <text:p>0.101554642</text:p>
          </table:table-cell>
          <table:table-cell office:value-type="float" office:value="0.11131373390267818" table:formula="of:=0.072*(1+COS([.B28]))" table:style-name="ce1">
            <text:p>0.111313734</text:p>
          </table:table-cell>
          <table:table-cell table:style-name="ce1"/>
          <table:table-cell office:value-type="float" office:value="0.12670176364355884" table:formula="of:=0.072*(1+COS([.F28]))" table:style-name="ce1">
            <text:p>0.126701764</text:p>
          </table:table-cell>
          <table:table-cell office:value-type="float" office:value="8.5292589185506695E-2" table:formula="of:=0.072*(1+COS([.H27]))" table:style-name="ce1">
            <text:p>0.085292589</text:p>
          </table:table-cell>
          <table:table-cell table:number-columns-repeated="16370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float" office:value="176.292" table:style-name="ce2">
            <text:p>176.292</text:p>
          </table:table-cell>
          <table:table-cell office:value-type="float" office:value="175.066" table:style-name="ce2">
            <text:p>175.066</text:p>
          </table:table-cell>
          <table:table-cell table:number-columns-repeated="2" table:style-name="ce1"/>
          <table:table-cell office:value-type="float" office:value="1470" table:style-name="ce2">
            <text:p>1470</text:p>
          </table:table-cell>
          <table:table-cell office:value-type="float" office:value="155.80199999999999" table:style-name="ce2">
            <text:p>155.802</text:p>
          </table:table-cell>
          <table:table-cell office:value-type="float" office:value="151.876" table:style-name="ce2">
            <text:p>151.876</text:p>
          </table:table-cell>
          <table:table-cell table:style-name="ce1"/>
          <table:table-cell office:value-type="float" office:value="8.7825710098036802E-2" table:formula="of:=0.072*(1+COS([.C29]))" table:style-name="ce1">
            <text:p>0.08782571</text:p>
          </table:table-cell>
          <table:table-cell office:value-type="float" office:value="1.1243934090762636E-2" table:formula="of:=0.072*(1+COS([.B29]))" table:style-name="ce1">
            <text:p>0.011243934</text:p>
          </table:table-cell>
          <table:table-cell table:style-name="ce1"/>
          <table:table-cell office:value-type="float" office:value="0.14371889922135378" table:formula="of:=0.072*(1+COS([.F29]))" table:style-name="ce1">
            <text:p>0.143718899</text:p>
          </table:table-cell>
          <table:table-cell office:value-type="float" office:value="4.0182407161352242E-3" table:formula="of:=0.072*(1+COS([.H28]))" table:style-name="ce1">
            <text:p>0.004018241</text:p>
          </table:table-cell>
          <table:table-cell table:number-columns-repeated="16370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float" office:value="180" table:style-name="ce2">
            <text:p>180</text:p>
          </table:table-cell>
          <table:table-cell office:value-type="float" office:value="178.18700000000001" table:style-name="ce2">
            <text:p>178.187</text:p>
          </table:table-cell>
          <table:table-cell table:number-columns-repeated="2" table:style-name="ce1"/>
          <table:table-cell office:value-type="float" office:value="1620" table:style-name="ce2">
            <text:p>1620</text:p>
          </table:table-cell>
          <table:table-cell office:value-type="float" office:value="155.86799999999999" table:style-name="ce2">
            <text:p>155.868</text:p>
          </table:table-cell>
          <table:table-cell office:value-type="float" office:value="155.273" table:style-name="ce2">
            <text:p>155.273</text:p>
          </table:table-cell>
          <table:table-cell table:style-name="ce1"/>
          <table:table-cell office:value-type="float" office:value="5.4731335751975418E-2" table:formula="of:=0.072*(1+COS([.C30]))" table:style-name="ce1">
            <text:p>0.054731336</text:p>
          </table:table-cell>
          <table:table-cell office:value-type="float" office:value="0.14399999999999999" table:formula="of:=0.072*(1+COS([.B30]))" table:style-name="ce1">
            <text:p>0.144</text:p>
          </table:table-cell>
          <table:table-cell table:style-name="ce1"/>
          <table:table-cell office:value-type="float" office:value="0.13408256230271814" table:formula="of:=0.072*(1+COS([.F30]))" table:style-name="ce1">
            <text:p>0.134082562</text:p>
          </table:table-cell>
          <table:table-cell office:value-type="float" office:value="8.1207877855950358E-4" table:formula="of:=0.072*(1+COS([.H29]))" table:style-name="ce1">
            <text:p>0.000812079</text:p>
          </table:table-cell>
          <table:table-cell table:number-columns-repeated="16370"/>
        </table:table-row>
        <table:table-row table:style-name="ro1">
          <table:table-cell office:value-type="float" office:value="1080" table:style-name="ce2">
            <text:p>1080</text:p>
          </table:table-cell>
          <table:table-cell office:value-type="float" office:value="180" table:style-name="ce2">
            <text:p>180</text:p>
          </table:table-cell>
          <table:table-cell office:value-type="float" office:value="180" table:style-name="ce2">
            <text:p>180</text:p>
          </table:table-cell>
          <table:table-cell table:number-columns-repeated="2" table:style-name="ce1"/>
          <table:table-cell office:value-type="float" office:value="1770" table:style-name="ce2">
            <text:p>1770</text:p>
          </table:table-cell>
          <table:table-cell office:value-type="float" office:value="159.55500000000001" table:style-name="ce2">
            <text:p>159.555</text:p>
          </table:table-cell>
          <table:table-cell office:value-type="float" office:value="156.161" table:style-name="ce2">
            <text:p>156.161</text:p>
          </table:table-cell>
          <table:table-cell table:style-name="ce1"/>
          <table:table-cell office:value-type="float" office:value="0.14399999999999999" table:formula="of:=0.072*(1+COS([.C31]))" table:style-name="ce1">
            <text:p>0.144</text:p>
          </table:table-cell>
          <table:table-cell office:value-type="float" office:value="0.14399999999999999" table:formula="of:=0.072*(1+COS([.B31]))" table:style-name="ce1">
            <text:p>0.144</text:p>
          </table:table-cell>
          <table:table-cell table:style-name="ce1"/>
          <table:table-cell office:value-type="float" office:value="0.10137398243545181" table:formula="of:=0.072*(1+COS([.F31]))" table:style-name="ce1">
            <text:p>0.101373982</text:p>
          </table:table-cell>
          <table:table-cell office:value-type="float" office:value="0.13815432624133095" table:formula="of:=0.072*(1+COS([.H30]))" table:style-name="ce1">
            <text:p>0.138154326</text:p>
          </table:table-cell>
          <table:table-cell table:number-columns-repeated="16370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table:number-columns-repeated="3" table:style-name="ce2"/>
          <table:table-cell table:number-columns-repeated="4" table:style-name="ce1"/>
          <table:table-cell office:value-type="float" office:value="0.14399999999999999" table:formula="of:=0.072*(1+COS([.F32]))" table:style-name="ce1">
            <text:p>0.144</text:p>
          </table:table-cell>
          <table:table-cell office:value-type="float" office:value="9.1693745302108526E-2" table:formula="of:=0.072*(1+COS([.H31]))" table:style-name="ce1">
            <text:p>0.091693745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58.465000000000003" table:formula="of:= 180-[.B4]" table:style-name="ce2">
            <text:p>58.465</text:p>
          </table:table-cell>
          <table:table-cell office:value-type="float" office:value="62.152000000000001" table:formula="of:= 180 - [.C4]" table:style-name="ce2">
            <text:p>62.152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101.821" table:formula="of:=180 - [.G4]" table:style-name="ce1">
            <text:p>101.821</text:p>
          </table:table-cell>
          <table:table-cell office:value-type="float" office:value="103.878" table:formula="of:=180 - [.H4]" table:style-name="ce1">
            <text:p>103.878</text:p>
          </table:table-cell>
          <table:table-cell table:style-name="ce1">
            <draw:frame draw:z-index="5" draw:id="id4" draw:style-name="a4" draw:name="Gráfico 5" svg:x="0.50371in" svg:y="0.01256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1">
            <draw:frame draw:z-index="6" draw:id="id5" draw:style-name="a5" draw:name="Gráfico 7" svg:x="0.05422in" svg:y="0.08391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57.010999999999996" table:formula="of:= 180-[.B5]" table:style-name="ce2">
            <text:p>57.011</text:p>
          </table:table-cell>
          <table:table-cell office:value-type="float" office:value="61.525999999999996" table:formula="of:= 180 - [.C5]" table:style-name="ce2">
            <text:p>61.526</text:p>
          </table:table-cell>
          <table:table-cell table:number-columns-repeated="2" table:style-name="ce1"/>
          <table:table-cell office:value-type="float" office:value="120" table:style-name="ce2">
            <text:p>120</text:p>
          </table:table-cell>
          <table:table-cell office:value-type="float" office:value="96.225999999999999" table:formula="of:=180 - [.G5]" table:style-name="ce1">
            <text:p>96.226</text:p>
          </table:table-cell>
          <table:table-cell office:value-type="float" office:value="99.26" table:formula="of:=180 - [.H5]" table:style-name="ce1">
            <text:p>99.26</text:p>
          </table:table-cell>
          <table:table-cell table:number-columns-repeated="16376" table:style-name="ce1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float" office:value="40.955999999999989" table:formula="of:= 180-[.B6]" table:style-name="ce2">
            <text:p>40.956</text:p>
          </table:table-cell>
          <table:table-cell office:value-type="float" office:value="52.695999999999998" table:formula="of:= 180 - [.C6]" table:style-name="ce2">
            <text:p>52.696</text:p>
          </table:table-cell>
          <table:table-cell table:number-columns-repeated="2" table:style-name="ce1"/>
          <table:table-cell office:value-type="float" office:value="240" table:style-name="ce2">
            <text:p>240</text:p>
          </table:table-cell>
          <table:table-cell office:value-type="float" office:value="91.347999999999999" table:formula="of:=180 - [.G6]" table:style-name="ce1">
            <text:p>91.348</text:p>
          </table:table-cell>
          <table:table-cell office:value-type="float" office:value="94.236000000000004" table:formula="of:=180 - [.H6]" table:style-name="ce1">
            <text:p>94.236</text:p>
          </table:table-cell>
          <table:table-cell table:number-columns-repeated="16376" table:style-name="ce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float" office:value="39.382000000000005" table:formula="of:= 180-[.B7]" table:style-name="ce2">
            <text:p>39.382</text:p>
          </table:table-cell>
          <table:table-cell office:value-type="float" office:value="48.483000000000004" table:formula="of:= 180 - [.C7]" table:style-name="ce2">
            <text:p>48.483</text:p>
          </table:table-cell>
          <table:table-cell table:number-columns-repeated="2" table:style-name="ce1"/>
          <table:table-cell office:value-type="float" office:value="360" table:style-name="ce2">
            <text:p>360</text:p>
          </table:table-cell>
          <table:table-cell office:value-type="float" office:value="85.710999999999999" table:formula="of:=180 - [.G7]" table:style-name="ce1">
            <text:p>85.711</text:p>
          </table:table-cell>
          <table:table-cell office:value-type="float" office:value="88.34" table:formula="of:=180 - [.H7]" table:style-name="ce1">
            <text:p>88.34</text:p>
          </table:table-cell>
          <table:table-cell table:number-columns-repeated="16376" table:style-name="ce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31.84899999999999" table:formula="of:= 180-[.B8]" table:style-name="ce2">
            <text:p>31.849</text:p>
          </table:table-cell>
          <table:table-cell office:value-type="float" office:value="39.971000000000004" table:formula="of:= 180 - [.C8]" table:style-name="ce2">
            <text:p>39.971</text:p>
          </table:table-cell>
          <table:table-cell table:number-columns-repeated="2" table:style-name="ce1"/>
          <table:table-cell office:value-type="float" office:value="480" table:style-name="ce2">
            <text:p>480</text:p>
          </table:table-cell>
          <table:table-cell office:value-type="float" office:value="77.073999999999998" table:formula="of:=180 - [.G8]" table:style-name="ce1">
            <text:p>77.074</text:p>
          </table:table-cell>
          <table:table-cell office:value-type="float" office:value="81.326999999999998" table:formula="of:=180 - [.H8]" table:style-name="ce1">
            <text:p>81.327</text:p>
          </table:table-cell>
          <table:table-cell table:number-columns-repeated="16376" table:style-name="ce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float" office:value="25.581999999999994" table:formula="of:= 180-[.B9]" table:style-name="ce2">
            <text:p>25.582</text:p>
          </table:table-cell>
          <table:table-cell office:value-type="float" office:value="34.216000000000008" table:formula="of:= 180 - [.C9]" table:style-name="ce2">
            <text:p>34.216</text:p>
          </table:table-cell>
          <table:table-cell table:number-columns-repeated="2" table:style-name="ce1"/>
          <table:table-cell office:value-type="float" office:value="600" table:style-name="ce2">
            <text:p>600</text:p>
          </table:table-cell>
          <table:table-cell office:value-type="float" office:value="71.662000000000006" table:formula="of:=180 - [.G9]" table:style-name="ce1">
            <text:p>71.662</text:p>
          </table:table-cell>
          <table:table-cell office:value-type="float" office:value="71.341999999999999" table:formula="of:=180 - [.H9]" table:style-name="ce1">
            <text:p>71.342</text:p>
          </table:table-cell>
          <table:table-cell table:number-columns-repeated="16376" table:style-name="ce1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float" office:value="19.983000000000004" table:formula="of:= 180-[.B10]" table:style-name="ce2">
            <text:p>19.983</text:p>
          </table:table-cell>
          <table:table-cell office:value-type="float" office:value="24.775000000000006" table:formula="of:= 180 - [.C10]" table:style-name="ce2">
            <text:p>24.775</text:p>
          </table:table-cell>
          <table:table-cell table:number-columns-repeated="2" table:style-name="ce1"/>
          <table:table-cell office:value-type="float" office:value="720" table:style-name="ce2">
            <text:p>720</text:p>
          </table:table-cell>
          <table:table-cell office:value-type="float" office:value="55.265000000000001" table:formula="of:=180 - [.G10]" table:style-name="ce1">
            <text:p>55.265</text:p>
          </table:table-cell>
          <table:table-cell office:value-type="float" office:value="51.34" table:formula="of:=180 - [.H10]" table:style-name="ce1">
            <text:p>51.34</text:p>
          </table:table-cell>
          <table:table-cell table:number-columns-repeated="16376" table:style-name="ce1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float" office:value="16.100999999999999" table:formula="of:= 180-[.B11]" table:style-name="ce2">
            <text:p>16.101</text:p>
          </table:table-cell>
          <table:table-cell office:value-type="float" office:value="18.025000000000006" table:formula="of:= 180 - [.C11]" table:style-name="ce2">
            <text:p>18.025</text:p>
          </table:table-cell>
          <table:table-cell table:number-columns-repeated="2" table:style-name="ce1"/>
          <table:table-cell office:value-type="float" office:value="840" table:style-name="ce2">
            <text:p>840</text:p>
          </table:table-cell>
          <table:table-cell office:value-type="float" office:value="44.484000000000009" table:formula="of:=180 - [.G11]" table:style-name="ce1">
            <text:p>44.484</text:p>
          </table:table-cell>
          <table:table-cell office:value-type="float" office:value="40.600999999999999" table:formula="of:=180 - [.H11]" table:style-name="ce1">
            <text:p>40.601</text:p>
          </table:table-cell>
          <table:table-cell table:number-columns-repeated="16376" table:style-name="ce1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float" office:value="8.3509999999999991" table:formula="of:= 180-[.B12]" table:style-name="ce2">
            <text:p>8.351</text:p>
          </table:table-cell>
          <table:table-cell office:value-type="float" office:value="12.995000000000005" table:formula="of:= 180 - [.C12]" table:style-name="ce2">
            <text:p>12.995</text:p>
          </table:table-cell>
          <table:table-cell table:number-columns-repeated="2" table:style-name="ce1"/>
          <table:table-cell office:value-type="float" office:value="960" table:style-name="ce2">
            <text:p>960</text:p>
          </table:table-cell>
          <table:table-cell office:value-type="float" office:value="32.64500000000001" table:formula="of:=180 - [.G12]" table:style-name="ce1">
            <text:p>32.645</text:p>
          </table:table-cell>
          <table:table-cell office:value-type="float" office:value="36.313999999999993" table:formula="of:=180 - [.H12]" table:style-name="ce1">
            <text:p>36.314</text:p>
          </table:table-cell>
          <table:table-cell table:number-columns-repeated="16376" table:style-name="ce1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float" office:value="5.289999999999992" table:formula="of:= 180-[.B13]" table:style-name="ce2">
            <text:p>5.29</text:p>
          </table:table-cell>
          <table:table-cell office:value-type="float" office:value="7.4310000000000116" table:formula="of:= 180 - [.C13]" table:style-name="ce2">
            <text:p>7.431</text:p>
          </table:table-cell>
          <table:table-cell table:number-columns-repeated="2" table:style-name="ce1"/>
          <table:table-cell office:value-type="float" office:value="1080" table:style-name="ce2">
            <text:p>1080</text:p>
          </table:table-cell>
          <table:table-cell office:value-type="float" office:value="29.682999999999993" table:formula="of:=180 - [.G13]" table:style-name="ce1">
            <text:p>29.683</text:p>
          </table:table-cell>
          <table:table-cell office:value-type="float" office:value="28.610000000000014" table:formula="of:=180 - [.H13]" table:style-name="ce1">
            <text:p>28.61</text:p>
          </table:table-cell>
          <table:table-cell table:number-columns-repeated="16376" table:style-name="ce1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float" office:value="3.7079999999999984" table:formula="of:= 180-[.B14]" table:style-name="ce2">
            <text:p>3.708</text:p>
          </table:table-cell>
          <table:table-cell office:value-type="float" office:value="4.9339999999999975" table:formula="of:= 180 - [.C14]" table:style-name="ce2">
            <text:p>4.934</text:p>
          </table:table-cell>
          <table:table-cell table:number-columns-repeated="2" table:style-name="ce1"/>
          <table:table-cell office:value-type="float" office:value="1200" table:style-name="ce2">
            <text:p>1200</text:p>
          </table:table-cell>
          <table:table-cell office:value-type="float" office:value="24.198000000000008" table:formula="of:=180 - [.G14]" table:style-name="ce1">
            <text:p>24.198</text:p>
          </table:table-cell>
          <table:table-cell office:value-type="float" office:value="28.123999999999995" table:formula="of:=180 - [.H14]" table:style-name="ce1">
            <text:p>28.124</text:p>
          </table:table-cell>
          <table:table-cell table:number-columns-repeated="16376" table:style-name="ce1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float" office:value="0" table:formula="of:= 180-[.B15]" table:style-name="ce2">
            <text:p>0</text:p>
          </table:table-cell>
          <table:table-cell office:value-type="float" office:value="1.8129999999999882" table:formula="of:= 180 - [.C15]" table:style-name="ce2">
            <text:p>1.813</text:p>
          </table:table-cell>
          <table:table-cell table:number-columns-repeated="2" table:style-name="ce1"/>
          <table:table-cell office:value-type="float" office:value="1320" table:style-name="ce2">
            <text:p>1320</text:p>
          </table:table-cell>
          <table:table-cell office:value-type="float" office:value="24.132000000000005" table:formula="of:=180 - [.G15]" table:style-name="ce1">
            <text:p>24.132</text:p>
          </table:table-cell>
          <table:table-cell office:value-type="float" office:value="24.727000000000004" table:formula="of:=180 - [.H15]" table:style-name="ce1">
            <text:p>24.727</text:p>
          </table:table-cell>
          <table:table-cell table:number-columns-repeated="16376" table:style-name="ce1"/>
        </table:table-row>
        <table:table-row table:style-name="ro1">
          <table:table-cell office:value-type="float" office:value="1080" table:style-name="ce2">
            <text:p>1080</text:p>
          </table:table-cell>
          <table:table-cell office:value-type="float" office:value="0" table:formula="of:= 180-[.B16]" table:style-name="ce2">
            <text:p>0</text:p>
          </table:table-cell>
          <table:table-cell office:value-type="float" office:value="0" table:formula="of:= 180 - [.C16]" table:style-name="ce2">
            <text:p>0</text:p>
          </table:table-cell>
          <table:table-cell table:number-columns-repeated="2" table:style-name="ce1"/>
          <table:table-cell office:value-type="float" office:value="1440" table:style-name="ce2">
            <text:p>1440</text:p>
          </table:table-cell>
          <table:table-cell office:value-type="float" office:value="20.444999999999993" table:formula="of:=180 - [.G16]" table:style-name="ce1">
            <text:p>20.445</text:p>
          </table:table-cell>
          <table:table-cell office:value-type="float" office:value="23.838999999999999" table:formula="of:=180 - [.H16]" table:style-name="ce1">
            <text:p>23.839</text:p>
          </table:table-cell>
          <table:table-cell table:number-columns-repeated="16376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">
            <text:p>Silicio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4">
            <text:p>Cobre</text:p>
          </table:table-cell>
          <table:covered-table-cell table:number-columns-repeated="2"/>
          <table:table-cell table:style-name="ce1"/>
          <table:table-cell office:value-type="string" table:number-columns-spanned="2" table:number-rows-spanned="1" table:style-name="ce7">
            <text:p>SILICIO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COBRE</text:p>
          </table:table-cell>
          <table:covered-table-cell/>
          <table:table-cell table:number-columns-repeated="16370"/>
        </table:table-row>
        <table:table-row table:style-name="ro1">
          <table:table-cell office:value-type="string" table:number-columns-spanned="1" table:number-rows-spanned="2" table:style-name="ce5">
            <text:p>Tiempo[s]</text:p>
          </table:table-cell>
          <table:table-cell office:value-type="string" table:number-columns-spanned="2" table:number-rows-spanned="1" table:style-name="ce5">
            <text:p>Ángulo[°]</text:p>
          </table:table-cell>
          <table:covered-table-cell/>
          <table:table-cell table:number-columns-repeated="2" table:style-name="ce1"/>
          <table:table-cell office:value-type="string" table:number-columns-spanned="1" table:number-rows-spanned="2" table:style-name="ce5">
            <text:p>Tiempo[s]</text:p>
          </table:table-cell>
          <table:table-cell office:value-type="string" table:number-columns-spanned="2" table:number-rows-spanned="1" table:style-name="ce5">
            <text:p>Ángulo[°]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Trabajo de adhesión (J/m2)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Trabajo de adhesión (J/m2)</text:p>
          </table:table-cell>
          <table:covered-table-cell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on Grafeno</text:p>
          </table:table-cell>
          <table:table-cell office:value-type="string" table:style-name="ce2">
            <text:p>Sin Grafeno</text:p>
          </table:table-cell>
          <table:table-cell table:number-columns-repeated="2" table:style-name="ce1"/>
          <table:covered-table-cell/>
          <table:table-cell office:value-type="string" table:style-name="ce2">
            <text:p>Sin grafeno</text:p>
          </table:table-cell>
          <table:table-cell office:value-type="string" table:style-name="ce2">
            <text:p>Con grafeno</text:p>
          </table:table-cell>
          <table:table-cell table:style-name="ce1"/>
          <table:table-cell office:value-type="string" table:number-columns-spanned="2" table:number-rows-spanned="1" table:style-name="ce7">
            <text:p>W_a = y(1+Cos\Theta)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W_a = y(1+Cos\Theta)</text:p>
          </table:table-cell>
          <table:covered-table-cell/>
          <table:table-cell table:number-columns-repeated="4"/>
          <table:table-cell table:style-name="ce1">
            <draw:frame draw:z-index="3" draw:id="id2" draw:style-name="a2" draw:name="Gráfico 3" svg:x="0.30433in" svg:y="0.0069in" svg:width="4.96875in" svg:height="3.6302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88.512" table:style-name="ce1">
            <text:p>88.512</text:p>
          </table:table-cell>
          <table:table-cell office:value-type="float" office:value="103.557" table:style-name="ce1">
            <text:p>103.557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91.102000000000004" table:style-name="ce1">
            <text:p>91.102</text:p>
          </table:table-cell>
          <table:table-cell office:value-type="float" office:value="94.484999999999999" table:style-name="ce1">
            <text:p>94.485</text:p>
          </table:table-cell>
          <table:table-cell table:style-name="ce1"/>
          <table:table-cell office:value-type="string" table:style-name="ce2">
            <text:p>Sin grafeno</text:p>
          </table:table-cell>
          <table:table-cell office:value-type="string" table:style-name="ce2">
            <text:p>Con grafeno</text:p>
          </table:table-cell>
          <table:table-cell table:style-name="ce1"/>
          <table:table-cell office:value-type="string" table:style-name="ce2">
            <text:p>Sin grafeno</text:p>
          </table:table-cell>
          <table:table-cell office:value-type="string" table:style-name="ce2">
            <text:p>Con grafeno</text:p>
          </table:table-cell>
          <table:table-cell table:number-columns-repeated="16370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float" office:value="90.906000000000006" table:style-name="ce1">
            <text:p>90.906</text:p>
          </table:table-cell>
          <table:table-cell office:value-type="float" office:value="106.916" table:style-name="ce1">
            <text:p>106.916</text:p>
          </table:table-cell>
          <table:table-cell table:number-columns-repeated="2" table:style-name="ce1"/>
          <table:table-cell office:value-type="float" office:value="150" table:style-name="ce2">
            <text:p>150</text:p>
          </table:table-cell>
          <table:table-cell office:value-type="float" office:value="96.34" table:style-name="ce1">
            <text:p>96.34</text:p>
          </table:table-cell>
          <table:table-cell office:value-type="float" office:value="104.621" table:style-name="ce1">
            <text:p>104.621</text:p>
          </table:table-cell>
          <table:table-cell table:style-name="ce1"/>
          <table:table-cell office:value-type="float" office:value="4.8019314468524053E-4" table:formula="of:=0.072*(1+COS([.C42]))" table:style-name="ce1">
            <text:p>0.000480193</text:p>
          </table:table-cell>
          <table:table-cell office:value-type="float" office:value="0.1334791914748823" table:formula="of:=0.072*(1+COS([.B42]))" table:style-name="ce1">
            <text:p>0.133479191</text:p>
          </table:table-cell>
          <table:table-cell table:style-name="ce1"/>
          <table:table-cell office:value-type="float" office:value="6.3110012611833348E-7" table:formula="of:=0.072*(1+COS([.G42]))" table:style-name="ce1">
            <text:p>6.311E-07</text:p>
          </table:table-cell>
          <table:table-cell office:value-type="float" office:value="0.14198363580009327" table:formula="of:=0.072*(1+COS([.H42]))" table:style-name="ce1">
            <text:p>0.141983636</text:p>
          </table:table-cell>
          <table:table-cell table:number-columns-repeated="16370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float" office:value="101.319" table:style-name="ce1">
            <text:p>101.319</text:p>
          </table:table-cell>
          <table:table-cell office:value-type="float" office:value="109.867" table:style-name="ce1">
            <text:p>109.867</text:p>
          </table:table-cell>
          <table:table-cell table:number-columns-repeated="2" table:style-name="ce1"/>
          <table:table-cell office:value-type="float" office:value="300" table:style-name="ce2">
            <text:p>300</text:p>
          </table:table-cell>
          <table:table-cell office:value-type="float" office:value="100.78400000000001" table:style-name="ce1">
            <text:p>100.784</text:p>
          </table:table-cell>
          <table:table-cell office:value-type="float" office:value="114.273" table:style-name="ce1">
            <text:p>114.273</text:p>
          </table:table-cell>
          <table:table-cell table:style-name="ce1"/>
          <table:table-cell office:value-type="float" office:value="0.14362688112762081" table:formula="of:=0.072*(1+COS([.C43]))" table:style-name="ce1">
            <text:p>0.143626881</text:p>
          </table:table-cell>
          <table:table-cell office:value-type="float" office:value="1.4378818559642097E-3" table:formula="of:=0.072*(1+COS([.B43]))" table:style-name="ce1">
            <text:p>0.001437882</text:p>
          </table:table-cell>
          <table:table-cell table:style-name="ce1"/>
          <table:table-cell office:value-type="float" office:value="3.6135686522679317E-2" table:formula="of:=0.072*(1+COS([.G43]))" table:style-name="ce1">
            <text:p>0.036135687</text:p>
          </table:table-cell>
          <table:table-cell office:value-type="float" office:value="3.0027647973440819E-2" table:formula="of:=0.072*(1+COS([.H43]))" table:style-name="ce1">
            <text:p>0.030027648</text:p>
          </table:table-cell>
          <table:table-cell table:number-columns-repeated="16370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float" office:value="107.28100000000001" table:style-name="ce1">
            <text:p>107.281</text:p>
          </table:table-cell>
          <table:table-cell office:value-type="float" office:value="121.065" table:style-name="ce1">
            <text:p>121.065</text:p>
          </table:table-cell>
          <table:table-cell table:number-columns-repeated="2" table:style-name="ce1"/>
          <table:table-cell office:value-type="float" office:value="450" table:style-name="ce2">
            <text:p>450</text:p>
          </table:table-cell>
          <table:table-cell office:value-type="float" office:value="104.574" table:style-name="ce1">
            <text:p>104.574</text:p>
          </table:table-cell>
          <table:table-cell office:value-type="float" office:value="118.369" table:style-name="ce1">
            <text:p>118.369</text:p>
          </table:table-cell>
          <table:table-cell table:style-name="ce1"/>
          <table:table-cell office:value-type="float" office:value="2.8332471506574739E-4" table:formula="of:=0.072*(1+COS([.C44]))" table:style-name="ce1">
            <text:p>0.000283325</text:p>
          </table:table-cell>
          <table:table-cell office:value-type="float" office:value="0.12277726126056057" table:formula="of:=0.072*(1+COS([.B44]))" table:style-name="ce1">
            <text:p>0.122777261</text:p>
          </table:table-cell>
          <table:table-cell table:style-name="ce1"/>
          <table:table-cell office:value-type="float" office:value="0.14170730890351785" table:formula="of:=0.072*(1+COS([.G44]))" table:style-name="ce1">
            <text:p>0.141707309</text:p>
          </table:table-cell>
          <table:table-cell office:value-type="float" office:value="9.9714951944862171E-2" table:formula="of:=0.072*(1+COS([.H44]))" table:style-name="ce1">
            <text:p>0.099714952</text:p>
          </table:table-cell>
          <table:table-cell table:number-columns-repeated="16370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float" office:value="115.726" table:style-name="ce1">
            <text:p>115.726</text:p>
          </table:table-cell>
          <table:table-cell office:value-type="float" office:value="125.795" table:style-name="ce1">
            <text:p>125.795</text:p>
          </table:table-cell>
          <table:table-cell table:number-columns-repeated="2" table:style-name="ce1"/>
          <table:table-cell office:value-type="float" office:value="600" table:style-name="ce2">
            <text:p>600</text:p>
          </table:table-cell>
          <table:table-cell office:value-type="float" office:value="111.125" table:style-name="ce1">
            <text:p>111.125</text:p>
          </table:table-cell>
          <table:table-cell office:value-type="float" office:value="120.964" table:style-name="ce1">
            <text:p>120.964</text:p>
          </table:table-cell>
          <table:table-cell table:style-name="ce1"/>
          <table:table-cell office:value-type="float" office:value="6.3832454915474998E-2" table:formula="of:=0.072*(1+COS([.C45]))" table:style-name="ce1">
            <text:p>0.063832455</text:p>
          </table:table-cell>
          <table:table-cell office:value-type="float" office:value="0.13629531990860175" table:formula="of:=0.072*(1+COS([.B45]))" table:style-name="ce1">
            <text:p>0.13629532</text:p>
          </table:table-cell>
          <table:table-cell table:style-name="ce1"/>
          <table:table-cell office:value-type="float" office:value="2.7325481287612686E-2" table:formula="of:=0.072*(1+COS([.G45]))" table:style-name="ce1">
            <text:p>0.027325481</text:p>
          </table:table-cell>
          <table:table-cell office:value-type="float" office:value="0.11020119941410678" table:formula="of:=0.072*(1+COS([.H45]))" table:style-name="ce1">
            <text:p>0.110201199</text:p>
          </table:table-cell>
          <table:table-cell table:number-columns-repeated="16370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float" office:value="123.511" table:style-name="ce1">
            <text:p>123.511</text:p>
          </table:table-cell>
          <table:table-cell office:value-type="float" office:value="129.637" table:style-name="ce1">
            <text:p>129.637</text:p>
          </table:table-cell>
          <table:table-cell table:number-columns-repeated="2" table:style-name="ce1"/>
          <table:table-cell office:value-type="float" office:value="750" table:style-name="ce2">
            <text:p>750</text:p>
          </table:table-cell>
          <table:table-cell office:value-type="float" office:value="119.05500000000001" table:style-name="ce1">
            <text:p>119.055</text:p>
          </table:table-cell>
          <table:table-cell office:value-type="float" office:value="124.509" table:style-name="ce1">
            <text:p>124.509</text:p>
          </table:table-cell>
          <table:table-cell table:style-name="ce1"/>
          <table:table-cell office:value-type="float" office:value="0.14338032017949404" table:formula="of:=0.072*(1+COS([.C46]))" table:style-name="ce1">
            <text:p>0.14338032</text:p>
          </table:table-cell>
          <table:table-cell office:value-type="float" office:value="9.2655866955029254E-3" table:formula="of:=0.072*(1+COS([.B46]))" table:style-name="ce1">
            <text:p>0.009265587</text:p>
          </table:table-cell>
          <table:table-cell table:style-name="ce1"/>
          <table:table-cell office:value-type="float" office:value="4.385983825569148E-2" table:formula="of:=0.072*(1+COS([.G46]))" table:style-name="ce1">
            <text:p>0.043859838</text:p>
          </table:table-cell>
          <table:table-cell office:value-type="float" office:value="7.1086860231783539E-2" table:formula="of:=0.072*(1+COS([.H46]))" table:style-name="ce1">
            <text:p>0.07108686</text:p>
          </table:table-cell>
          <table:table-cell table:number-columns-repeated="16370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float" office:value="128.69499999999999" table:style-name="ce1">
            <text:p>128.695</text:p>
          </table:table-cell>
          <table:table-cell office:value-type="float" office:value="134.49100000000001" table:style-name="ce1">
            <text:p>134.491</text:p>
          </table:table-cell>
          <table:table-cell table:number-columns-repeated="2" table:style-name="ce1"/>
          <table:table-cell office:value-type="float" office:value="900" table:style-name="ce2">
            <text:p>900</text:p>
          </table:table-cell>
          <table:table-cell office:value-type="float" office:value="123.996" table:style-name="ce1">
            <text:p>123.996</text:p>
          </table:table-cell>
          <table:table-cell office:value-type="float" office:value="127.057" table:style-name="ce1">
            <text:p>127.057</text:p>
          </table:table-cell>
          <table:table-cell table:style-name="ce1"/>
          <table:table-cell office:value-type="float" office:value="2.3499402251564751E-2" table:formula="of:=0.072*(1+COS([.C47]))" table:style-name="ce1">
            <text:p>0.023499402</text:p>
          </table:table-cell>
          <table:table-cell office:value-type="float" office:value="3.2427329269788689E-2" table:formula="of:=0.072*(1+COS([.B47]))" table:style-name="ce1">
            <text:p>0.032427329</text:p>
          </table:table-cell>
          <table:table-cell table:style-name="ce1"/>
          <table:table-cell office:value-type="float" office:value="0.14021886889764523" table:formula="of:=0.072*(1+COS([.G47]))" table:style-name="ce1">
            <text:p>0.140218869</text:p>
          </table:table-cell>
          <table:table-cell office:value-type="float" office:value="0.10110148812245397" table:formula="of:=0.072*(1+COS([.H47]))" table:style-name="ce1">
            <text:p>0.101101488</text:p>
          </table:table-cell>
          <table:table-cell table:number-columns-repeated="16370"/>
        </table:table-row>
        <table:table-row table:style-name="ro1">
          <table:table-cell office:value-type="float" office:value="1050" table:style-name="ce2">
            <text:p>1050</text:p>
          </table:table-cell>
          <table:table-cell office:value-type="float" office:value="130.739" table:style-name="ce1">
            <text:p>130.739</text:p>
          </table:table-cell>
          <table:table-cell office:value-type="float" office:value="140.19399999999999" table:style-name="ce1">
            <text:p>140.194</text:p>
          </table:table-cell>
          <table:table-cell table:number-columns-repeated="2" table:style-name="ce1"/>
          <table:table-cell office:value-type="float" office:value="1050" table:style-name="ce2">
            <text:p>1050</text:p>
          </table:table-cell>
          <table:table-cell office:value-type="float" office:value="136.273" table:style-name="ce1">
            <text:p>136.273</text:p>
          </table:table-cell>
          <table:table-cell office:value-type="float" office:value="131.82" table:style-name="ce1">
            <text:p>131.82</text:p>
          </table:table-cell>
          <table:table-cell table:style-name="ce1"/>
          <table:table-cell office:value-type="float" office:value="1.2473742033172549E-2" table:formula="of:=0.072*(1+COS([.C48]))" table:style-name="ce1">
            <text:p>0.012473742</text:p>
          </table:table-cell>
          <table:table-cell office:value-type="float" office:value="4.3752584590392549E-4" table:formula="of:=0.072*(1+COS([.B48]))" table:style-name="ce1">
            <text:p>0.000437526</text:p>
          </table:table-cell>
          <table:table-cell table:style-name="ce1"/>
          <table:table-cell office:value-type="float" office:value="6.5033409620453564E-2" table:formula="of:=0.072*(1+COS([.G48]))" table:style-name="ce1">
            <text:p>0.06503341</text:p>
          </table:table-cell>
          <table:table-cell office:value-type="float" office:value="8.4713172397967856E-2" table:formula="of:=0.072*(1+COS([.H48]))" table:style-name="ce1">
            <text:p>0.084713172</text:p>
          </table:table-cell>
          <table:table-cell table:number-columns-repeated="16370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float" office:value="132.274" table:style-name="ce1">
            <text:p>132.274</text:p>
          </table:table-cell>
          <table:table-cell office:value-type="float" office:value="144.46199999999999" table:style-name="ce1">
            <text:p>144.462</text:p>
          </table:table-cell>
          <table:table-cell table:number-columns-repeated="2" table:style-name="ce1"/>
          <table:table-cell office:value-type="float" office:value="1200" table:style-name="ce2">
            <text:p>1200</text:p>
          </table:table-cell>
          <table:table-cell office:value-type="float" office:value="141.21600000000001" table:style-name="ce1">
            <text:p>141.216</text:p>
          </table:table-cell>
          <table:table-cell office:value-type="float" office:value="133.09100000000001" table:style-name="ce1">
            <text:p>133.091</text:p>
          </table:table-cell>
          <table:table-cell table:style-name="ce1"/>
          <table:table-cell office:value-type="float" office:value="4.4418336192377048E-2" table:formula="of:=0.072*(1+COS([.C49]))" table:style-name="ce1">
            <text:p>0.044418336</text:p>
          </table:table-cell>
          <table:table-cell office:value-type="float" office:value="9.7559381332630118E-2" table:formula="of:=0.072*(1+COS([.B49]))" table:style-name="ce1">
            <text:p>0.097559381</text:p>
          </table:table-cell>
          <table:table-cell table:style-name="ce1"/>
          <table:table-cell office:value-type="float" office:value="4.4874321829454243E-2" table:formula="of:=0.072*(1+COS([.G49]))" table:style-name="ce1">
            <text:p>0.044874322</text:p>
          </table:table-cell>
          <table:table-cell office:value-type="float" office:value="0.14342112550177841" table:formula="of:=0.072*(1+COS([.H49]))" table:style-name="ce1">
            <text:p>0.143421126</text:p>
          </table:table-cell>
          <table:table-cell table:number-columns-repeated="16370"/>
        </table:table-row>
        <table:table-row table:style-name="ro1">
          <table:table-cell office:value-type="float" office:value="1350" table:style-name="ce2">
            <text:p>1350</text:p>
          </table:table-cell>
          <table:table-cell office:value-type="float" office:value="135.55600000000001" table:style-name="ce1">
            <text:p>135.556</text:p>
          </table:table-cell>
          <table:table-cell office:value-type="float" office:value="150.72499999999999" table:style-name="ce1">
            <text:p>150.725</text:p>
          </table:table-cell>
          <table:table-cell table:number-columns-repeated="2" table:style-name="ce1"/>
          <table:table-cell office:value-type="float" office:value="1350" table:style-name="ce2">
            <text:p>1350</text:p>
          </table:table-cell>
          <table:table-cell office:value-type="float" office:value="141.953" table:style-name="ce1">
            <text:p>141.953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0.14390541993860134" table:formula="of:=0.072*(1+COS([.C50]))" table:style-name="ce1">
            <text:p>0.14390542</text:p>
          </table:table-cell>
          <table:table-cell office:value-type="float" office:value="0.14018222462416882" table:formula="of:=0.072*(1+COS([.B50]))" table:style-name="ce1">
            <text:p>0.140182225</text:p>
          </table:table-cell>
          <table:table-cell table:style-name="ce1"/>
          <table:table-cell office:value-type="float" office:value="8.7062647737381745E-4" table:formula="of:=0.072*(1+COS([.G50]))" table:style-name="ce1">
            <text:p>0.000870626</text:p>
          </table:table-cell>
          <table:table-cell office:value-type="float" office:value="0.10179776336269707" table:formula="of:=0.072*(1+COS([.H50]))" table:style-name="ce1">
            <text:p>0.101797763</text:p>
          </table:table-cell>
          <table:table-cell table:number-columns-repeated="16370"/>
        </table:table-row>
        <table:table-row table:style-name="ro1">
          <table:table-cell office:value-type="float" office:value="1500" table:style-name="ce2">
            <text:p>1500</text:p>
          </table:table-cell>
          <table:table-cell office:value-type="float" office:value="138.715" table:style-name="ce1">
            <text:p>138.715</text:p>
          </table:table-cell>
          <table:table-cell office:value-type="float" office:value="161.565" table:style-name="ce1">
            <text:p>161.565</text:p>
          </table:table-cell>
          <table:table-cell table:number-columns-repeated="2" table:style-name="ce1"/>
          <table:table-cell office:value-type="float" office:value="1500" table:style-name="ce2">
            <text:p>1500</text:p>
          </table:table-cell>
          <table:table-cell office:value-type="float" office:value="142.97999999999999" table:style-name="ce1">
            <text:p>142.98</text:p>
          </table:table-cell>
          <table:table-cell office:value-type="float" office:value="136.245" table:style-name="ce1">
            <text:p>136.245</text:p>
          </table:table-cell>
          <table:table-cell table:style-name="ce1"/>
          <table:table-cell office:value-type="float" office:value="0.14381630798905218" table:formula="of:=0.072*(1+COS([.C51]))" table:style-name="ce1">
            <text:p>0.143816308</text:p>
          </table:table-cell>
          <table:table-cell office:value-type="float" office:value="7.7262801837926932E-3" table:formula="of:=0.072*(1+COS([.B51]))" table:style-name="ce1">
            <text:p>0.00772628</text:p>
          </table:table-cell>
          <table:table-cell table:style-name="ce1"/>
          <table:table-cell office:value-type="float" office:value="1.182724449548026E-2" table:formula="of:=0.072*(1+COS([.G51]))" table:style-name="ce1">
            <text:p>0.011827244</text:p>
          </table:table-cell>
          <table:table-cell office:value-type="float" office:value="2.8167586983468502E-4" table:formula="of:=0.072*(1+COS([.H51]))" table:style-name="ce1">
            <text:p>0.000281676</text:p>
          </table:table-cell>
          <table:table-cell table:number-columns-repeated="16370"/>
        </table:table-row>
        <table:table-row table:style-name="ro1">
          <table:table-cell office:value-type="float" office:value="1650" table:style-name="ce2">
            <text:p>1650</text:p>
          </table:table-cell>
          <table:table-cell office:value-type="float" office:value="153.435" table:style-name="ce1">
            <text:p>153.435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office:value-type="float" office:value="1650" table:style-name="ce2">
            <text:p>1650</text:p>
          </table:table-cell>
          <table:table-cell office:value-type="float" office:value="143.791" table:style-name="ce1">
            <text:p>143.791</text:p>
          </table:table-cell>
          <table:table-cell office:value-type="float" office:value="134.34100000000001" table:style-name="ce1">
            <text:p>134.341</text:p>
          </table:table-cell>
          <table:table-cell table:style-name="ce1"/>
          <table:table-cell office:value-type="float" office:value="5.5794484296609423E-2" table:formula="of:=0.072*(1+COS([.C52]))" table:style-name="ce1">
            <text:p>0.055794484</text:p>
          </table:table-cell>
          <table:table-cell office:value-type="float" office:value="0.13569917268245041" table:formula="of:=0.072*(1+COS([.B52]))" table:style-name="ce1">
            <text:p>0.135699173</text:p>
          </table:table-cell>
          <table:table-cell table:style-name="ce1"/>
          <table:table-cell office:value-type="float" office:value="7.4701832335951415E-2" table:formula="of:=0.072*(1+COS([.G52]))" table:style-name="ce1">
            <text:p>0.074701832</text:p>
          </table:table-cell>
          <table:table-cell office:value-type="float" office:value="4.3017743745511948E-2" table:formula="of:=0.072*(1+COS([.H52]))" table:style-name="ce1">
            <text:p>0.043017744</text:p>
          </table:table-cell>
          <table:table-cell table:number-columns-repeated="16370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1800" table:style-name="ce2">
            <text:p>1800</text:p>
          </table:table-cell>
          <table:table-cell office:value-type="float" office:value="148.20099999999999" table:style-name="ce1">
            <text:p>148.201</text:p>
          </table:table-cell>
          <table:table-cell office:value-type="float" office:value="134.31" table:style-name="ce1">
            <text:p>134.31</text:p>
          </table:table-cell>
          <table:table-cell table:style-name="ce1"/>
          <table:table-cell office:value-type="float" office:value="2.8910875027834217E-2" table:formula="of:=0.072*(1+COS([.C53]))" table:style-name="ce1">
            <text:p>0.028910875</text:p>
          </table:table-cell>
          <table:table-cell office:value-type="float" office:value="8.9192849125387663E-3" table:formula="of:=0.072*(1+COS([.B53]))" table:style-name="ce1">
            <text:p>0.008919285</text:p>
          </table:table-cell>
          <table:table-cell table:style-name="ce1"/>
          <table:table-cell office:value-type="float" office:value="0.1260224809824827" table:formula="of:=0.072*(1+COS([.G53]))" table:style-name="ce1">
            <text:p>0.126022481</text:p>
          </table:table-cell>
          <table:table-cell office:value-type="float" office:value="1.9195093198605236E-2" table:formula="of:=0.072*(1+COS([.H53]))" table:style-name="ce1">
            <text:p>0.019195093</text:p>
          </table:table-cell>
          <table:table-cell table:number-columns-repeated="16370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1950" table:style-name="ce2">
            <text:p>1950</text:p>
          </table:table-cell>
          <table:table-cell office:value-type="float" office:value="154.74700000000001" table:style-name="ce1">
            <text:p>154.747</text:p>
          </table:table-cell>
          <table:table-cell office:value-type="float" office:value="142.90700000000001" table:style-name="ce1">
            <text:p>142.907</text:p>
          </table:table-cell>
          <table:table-cell table:number-columns-repeated="4" table:style-name="ce1"/>
          <table:table-cell office:value-type="float" office:value="1.0473624320097453E-2" table:formula="of:=0.072*(1+COS([.G54]))" table:style-name="ce1">
            <text:p>0.010473624</text:p>
          </table:table-cell>
          <table:table-cell office:value-type="float" office:value="2.0737525032688556E-2" table:formula="of:=0.072*(1+COS([.H54]))" table:style-name="ce1">
            <text:p>0.020737525</text:p>
          </table:table-cell>
          <table:table-cell table:number-columns-repeated="16370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2100" table:style-name="ce2">
            <text:p>2100</text:p>
          </table:table-cell>
          <table:table-cell office:value-type="float" office:value="171.87" table:style-name="ce1">
            <text:p>171.87</text:p>
          </table:table-cell>
          <table:table-cell office:value-type="float" office:value="154.53700000000001" table:style-name="ce1">
            <text:p>154.537</text:p>
          </table:table-cell>
          <table:table-cell table:number-columns-repeated="4" table:style-name="ce1"/>
          <table:table-cell office:value-type="float" office:value="2.230190371174064E-2" table:formula="of:=0.072*(1+COS([.G55]))" table:style-name="ce1">
            <text:p>0.022301904</text:p>
          </table:table-cell>
          <table:table-cell office:value-type="float" office:value="6.9447002119755005E-2" table:formula="of:=0.072*(1+COS([.H55]))" table:style-name="ce1">
            <text:p>0.069447002</text:p>
          </table:table-cell>
          <table:table-cell table:number-columns-repeated="16370"/>
        </table:table-row>
        <table:table-row table:style-name="ro1">
          <table:table-cell table:number-columns-repeated="3" table:style-name="ce2"/>
          <table:table-cell table:number-columns-repeated="9" table:style-name="ce1"/>
          <table:table-cell office:value-type="float" office:value="2.8243362797632756E-2" table:formula="of:=0.072*(1+COS([.G56]))" table:style-name="ce1">
            <text:p>0.028243363</text:p>
          </table:table-cell>
          <table:table-cell office:value-type="float" office:value="1.2533586390963764E-2" table:formula="of:=0.072*(1+COS([.H56]))" table:style-name="ce1">
            <text:p>0.012533586</text:p>
          </table:table-cell>
          <table:table-cell table:number-columns-repeated="8"/>
          <table:table-cell table:style-name="ce1">
            <draw:frame draw:z-index="4" draw:id="id3" draw:style-name="a3" draw:name="Gráfico 4" svg:x="0.8828in" svg:y="0.0929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91.488" table:style-name="ce2">
            <text:p>91.488</text:p>
          </table:table-cell>
          <table:table-cell office:value-type="float" office:value="76.442999999999998" table:style-name="ce2">
            <text:p>76.443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float" office:value="89.093999999999994" table:style-name="ce2">
            <text:p>89.094</text:p>
          </table:table-cell>
          <table:table-cell office:value-type="float" office:value="73.084000000000003" table:style-name="ce2">
            <text:p>73.084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88.897999999999996" table:formula="of:=180-[.G42]" table:style-name="ce1">
            <text:p>88.898</text:p>
          </table:table-cell>
          <table:table-cell office:value-type="float" office:value="85.515000000000001" table:formula="of:=180-[.H42]" table:style-name="ce1">
            <text:p>85.515</text:p>
          </table:table-cell>
          <table:table-cell table:style-name="ce1"/>
          <table:table-cell table:style-name="ce1">
            <draw:frame draw:z-index="7" draw:id="id6" draw:style-name="a6" draw:name="Gráfico 8" svg:x="0.08276in" svg:y="0.06963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7" draw:style-name="a7" draw:name="Gráfico 9" svg:x="0.53938in" svg:y="0.0839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float" office:value="78.680999999999997" table:style-name="ce2">
            <text:p>78.681</text:p>
          </table:table-cell>
          <table:table-cell office:value-type="float" office:value="70.132999999999996" table:style-name="ce2">
            <text:p>70.133</text:p>
          </table:table-cell>
          <table:table-cell table:number-columns-repeated="2" table:style-name="ce1"/>
          <table:table-cell office:value-type="float" office:value="150" table:style-name="ce2">
            <text:p>150</text:p>
          </table:table-cell>
          <table:table-cell office:value-type="float" office:value="83.66" table:formula="of:=180-[.G43]" table:style-name="ce1">
            <text:p>83.66</text:p>
          </table:table-cell>
          <table:table-cell office:value-type="float" office:value="75.379000000000005" table:formula="of:=180-[.H43]" table:style-name="ce1">
            <text:p>75.379</text:p>
          </table:table-cell>
          <table:table-cell table:number-columns-repeated="16376" table:style-name="ce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float" office:value="72.718999999999994" table:style-name="ce2">
            <text:p>72.719</text:p>
          </table:table-cell>
          <table:table-cell office:value-type="float" office:value="58.935000000000002" table:style-name="ce2">
            <text:p>58.935</text:p>
          </table:table-cell>
          <table:table-cell table:number-columns-repeated="2" table:style-name="ce1"/>
          <table:table-cell office:value-type="float" office:value="300" table:style-name="ce2">
            <text:p>300</text:p>
          </table:table-cell>
          <table:table-cell office:value-type="float" office:value="79.215999999999994" table:formula="of:=180-[.G44]" table:style-name="ce1">
            <text:p>79.216</text:p>
          </table:table-cell>
          <table:table-cell office:value-type="float" office:value="65.727000000000004" table:formula="of:=180-[.H44]" table:style-name="ce1">
            <text:p>65.727</text:p>
          </table:table-cell>
          <table:table-cell table:number-columns-repeated="16376" table:style-name="ce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float" office:value="64.274000000000001" table:style-name="ce2">
            <text:p>64.274</text:p>
          </table:table-cell>
          <table:table-cell office:value-type="float" office:value="54.204999999999998" table:style-name="ce2">
            <text:p>54.205</text:p>
          </table:table-cell>
          <table:table-cell table:number-columns-repeated="2" table:style-name="ce1"/>
          <table:table-cell office:value-type="float" office:value="450" table:style-name="ce2">
            <text:p>450</text:p>
          </table:table-cell>
          <table:table-cell office:value-type="float" office:value="75.426000000000002" table:formula="of:=180-[.G45]" table:style-name="ce1">
            <text:p>75.426</text:p>
          </table:table-cell>
          <table:table-cell office:value-type="float" office:value="61.631" table:formula="of:=180-[.H45]" table:style-name="ce1">
            <text:p>61.631</text:p>
          </table:table-cell>
          <table:table-cell table:number-columns-repeated="16376" table:style-name="ce1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float" office:value="56.489000000000004" table:style-name="ce2">
            <text:p>56.489</text:p>
          </table:table-cell>
          <table:table-cell office:value-type="float" office:value="50.363" table:style-name="ce2">
            <text:p>50.363</text:p>
          </table:table-cell>
          <table:table-cell table:number-columns-repeated="2" table:style-name="ce1"/>
          <table:table-cell office:value-type="float" office:value="600" table:style-name="ce2">
            <text:p>600</text:p>
          </table:table-cell>
          <table:table-cell office:value-type="float" office:value="68.875" table:formula="of:=180-[.G46]" table:style-name="ce1">
            <text:p>68.875</text:p>
          </table:table-cell>
          <table:table-cell office:value-type="float" office:value="59.036000000000001" table:formula="of:=180-[.H46]" table:style-name="ce1">
            <text:p>59.036</text:p>
          </table:table-cell>
          <table:table-cell table:number-columns-repeated="16376" table:style-name="ce1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float" office:value="51.305000000000007" table:style-name="ce2">
            <text:p>51.305</text:p>
          </table:table-cell>
          <table:table-cell office:value-type="float" office:value="45.508999999999986" table:style-name="ce2">
            <text:p>45.509</text:p>
          </table:table-cell>
          <table:table-cell table:number-columns-repeated="2" table:style-name="ce1"/>
          <table:table-cell office:value-type="float" office:value="750" table:style-name="ce2">
            <text:p>750</text:p>
          </table:table-cell>
          <table:table-cell office:value-type="float" office:value="60.944999999999993" table:formula="of:=180-[.G47]" table:style-name="ce1">
            <text:p>60.945</text:p>
          </table:table-cell>
          <table:table-cell office:value-type="float" office:value="55.491" table:formula="of:=180-[.H47]" table:style-name="ce1">
            <text:p>55.491</text:p>
          </table:table-cell>
          <table:table-cell table:number-columns-repeated="16376" table:style-name="ce1"/>
        </table:table-row>
        <table:table-row table:style-name="ro1">
          <table:table-cell office:value-type="float" office:value="1050" table:style-name="ce2">
            <text:p>1050</text:p>
          </table:table-cell>
          <table:table-cell office:value-type="float" office:value="49.260999999999996" table:style-name="ce2">
            <text:p>49.261</text:p>
          </table:table-cell>
          <table:table-cell office:value-type="float" office:value="39.806000000000012" table:style-name="ce2">
            <text:p>39.806</text:p>
          </table:table-cell>
          <table:table-cell table:number-columns-repeated="2" table:style-name="ce1"/>
          <table:table-cell office:value-type="float" office:value="900" table:style-name="ce2">
            <text:p>900</text:p>
          </table:table-cell>
          <table:table-cell office:value-type="float" office:value="56.004000000000005" table:formula="of:=180-[.G48]" table:style-name="ce1">
            <text:p>56.004</text:p>
          </table:table-cell>
          <table:table-cell office:value-type="float" office:value="52.942999999999998" table:formula="of:=180-[.H48]" table:style-name="ce1">
            <text:p>52.943</text:p>
          </table:table-cell>
          <table:table-cell table:number-columns-repeated="16376" table:style-name="ce1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float" office:value="47.725999999999999" table:style-name="ce2">
            <text:p>47.726</text:p>
          </table:table-cell>
          <table:table-cell office:value-type="float" office:value="35.538000000000011" table:style-name="ce2">
            <text:p>35.538</text:p>
          </table:table-cell>
          <table:table-cell table:number-columns-repeated="2" table:style-name="ce1"/>
          <table:table-cell office:value-type="float" office:value="1050" table:style-name="ce2">
            <text:p>1050</text:p>
          </table:table-cell>
          <table:table-cell office:value-type="float" office:value="43.727000000000004" table:formula="of:=180-[.G49]" table:style-name="ce1">
            <text:p>43.727</text:p>
          </table:table-cell>
          <table:table-cell office:value-type="float" office:value="48.180000000000007" table:formula="of:=180-[.H49]" table:style-name="ce1">
            <text:p>48.18</text:p>
          </table:table-cell>
          <table:table-cell table:number-columns-repeated="16376" table:style-name="ce1"/>
        </table:table-row>
        <table:table-row table:style-name="ro1">
          <table:table-cell office:value-type="float" office:value="1350" table:style-name="ce2">
            <text:p>1350</text:p>
          </table:table-cell>
          <table:table-cell office:value-type="float" office:value="44.443999999999988" table:style-name="ce2">
            <text:p>44.444</text:p>
          </table:table-cell>
          <table:table-cell office:value-type="float" office:value="29.275000000000006" table:style-name="ce2">
            <text:p>29.275</text:p>
          </table:table-cell>
          <table:table-cell table:number-columns-repeated="2" table:style-name="ce1"/>
          <table:table-cell office:value-type="float" office:value="1200" table:style-name="ce2">
            <text:p>1200</text:p>
          </table:table-cell>
          <table:table-cell office:value-type="float" office:value="38.783999999999992" table:formula="of:=180-[.G50]" table:style-name="ce1">
            <text:p>38.784</text:p>
          </table:table-cell>
          <table:table-cell office:value-type="float" office:value="46.908999999999992" table:formula="of:=180-[.H50]" table:style-name="ce1">
            <text:p>46.909</text:p>
          </table:table-cell>
          <table:table-cell table:number-columns-repeated="16376" table:style-name="ce1"/>
        </table:table-row>
        <table:table-row table:style-name="ro1">
          <table:table-cell office:value-type="float" office:value="1500" table:style-name="ce2">
            <text:p>1500</text:p>
          </table:table-cell>
          <table:table-cell office:value-type="float" office:value="41.284999999999997" table:style-name="ce2">
            <text:p>41.285</text:p>
          </table:table-cell>
          <table:table-cell office:value-type="float" office:value="18.435000000000002" table:style-name="ce2">
            <text:p>18.435</text:p>
          </table:table-cell>
          <table:table-cell table:number-columns-repeated="2" table:style-name="ce1"/>
          <table:table-cell office:value-type="float" office:value="1350" table:style-name="ce2">
            <text:p>1350</text:p>
          </table:table-cell>
          <table:table-cell office:value-type="float" office:value="38.046999999999997" table:formula="of:=180-[.G51]" table:style-name="ce1">
            <text:p>38.047</text:p>
          </table:table-cell>
          <table:table-cell office:value-type="float" office:value="45" table:formula="of:=180-[.H51]" table:style-name="ce1">
            <text:p>45</text:p>
          </table:table-cell>
          <table:table-cell table:number-columns-repeated="16376" table:style-name="ce1"/>
        </table:table-row>
        <table:table-row table:style-name="ro1">
          <table:table-cell office:value-type="float" office:value="1650" table:style-name="ce2">
            <text:p>1650</text:p>
          </table:table-cell>
          <table:table-cell office:value-type="float" office:value="26.564999999999998" table:style-name="ce2">
            <text:p>26.565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1500" table:style-name="ce2">
            <text:p>1500</text:p>
          </table:table-cell>
          <table:table-cell office:value-type="float" office:value="37.02000000000001" table:formula="of:=180-[.G52]" table:style-name="ce1">
            <text:p>37.02</text:p>
          </table:table-cell>
          <table:table-cell office:value-type="float" office:value="43.754999999999995" table:formula="of:=180-[.H52]" table:style-name="ce1">
            <text:p>43.755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1650" table:style-name="ce2">
            <text:p>1650</text:p>
          </table:table-cell>
          <table:table-cell office:value-type="float" office:value="36.209000000000003" table:formula="of:=180-[.G53]" table:style-name="ce1">
            <text:p>36.209</text:p>
          </table:table-cell>
          <table:table-cell office:value-type="float" office:value="45.658999999999992" table:formula="of:=180-[.H53]" table:style-name="ce1">
            <text:p>45.659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1800" table:style-name="ce2">
            <text:p>1800</text:p>
          </table:table-cell>
          <table:table-cell office:value-type="float" office:value="31.799000000000007" table:formula="of:=180-[.G54]" table:style-name="ce1">
            <text:p>31.799</text:p>
          </table:table-cell>
          <table:table-cell office:value-type="float" office:value="45.69" table:formula="of:=180-[.H54]" table:style-name="ce1">
            <text:p>45.69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1950" table:style-name="ce2">
            <text:p>1950</text:p>
          </table:table-cell>
          <table:table-cell office:value-type="float" office:value="25.252999999999986" table:formula="of:=180-[.G55]" table:style-name="ce1">
            <text:p>25.253</text:p>
          </table:table-cell>
          <table:table-cell office:value-type="float" office:value="37.092999999999989" table:formula="of:=180-[.H55]" table:style-name="ce1">
            <text:p>37.093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office:value-type="float" office:value="2100" table:style-name="ce2">
            <text:p>2100</text:p>
          </table:table-cell>
          <table:table-cell office:value-type="float" office:value="8.1299999999999955" table:formula="of:=180-[.G56]" table:style-name="ce1">
            <text:p>8.13</text:p>
          </table:table-cell>
          <table:table-cell office:value-type="float" office:value="25.462999999999994" table:formula="of:=180-[.H56]" table:style-name="ce1">
            <text:p>25.463</text:p>
          </table:table-cell>
          <table:table-cell table:number-columns-repeated="16376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number-columns-repeated="7" table:style-name="ce1"/>
          <table:table-cell office:value-type="float" office:value="87.825000000000003" table:style-name="ce1">
            <text:p>87.825</text:p>
          </table:table-cell>
          <table:table-cell table:number-columns-repeated="16373"/>
        </table:table-row>
        <table:table-row table:style-name="ro2">
          <table:table-cell table:number-columns-repeated="3" table:style-name="ce2"/>
          <table:table-cell office:value-type="float" office:value="1" table:style-name="ce6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.102000000000004" table:style-name="ce1">
            <text:p>91.102</text:p>
          </table:table-cell>
          <table:table-cell table:style-name="ce1"/>
          <table:table-cell office:value-type="float" office:value="90.507000000000005" table:style-name="ce1">
            <text:p>90.507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.34" table:style-name="ce1">
            <text:p>96.34</text:p>
          </table:table-cell>
          <table:table-cell table:style-name="ce1"/>
          <table:table-cell office:value-type="float" office:value="114.273" table:style-name="ce1">
            <text:p>114.273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.78400000000001" table:style-name="ce1">
            <text:p>100.784</text:p>
          </table:table-cell>
          <table:table-cell table:style-name="ce1"/>
          <table:table-cell office:value-type="float" office:value="118.369" table:style-name="ce1">
            <text:p>118.36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4.574" table:style-name="ce1">
            <text:p>104.574</text:p>
          </table:table-cell>
          <table:table-cell table:style-name="ce1"/>
          <table:table-cell office:value-type="float" office:value="120.964" table:style-name="ce1">
            <text:p>120.964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7.7" table:style-name="ce1">
            <text:p>107.7</text:p>
          </table:table-cell>
          <table:table-cell table:style-name="ce1"/>
          <table:table-cell office:value-type="float" office:value="124.509" table:style-name="ce1">
            <text:p>124.50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.654" table:style-name="ce1">
            <text:p>109.654</text:p>
          </table:table-cell>
          <table:table-cell table:style-name="ce1"/>
          <table:table-cell office:value-type="float" office:value="127.057" table:style-name="ce1">
            <text:p>127.057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3.996" table:style-name="ce1">
            <text:p>123.996</text:p>
          </table:table-cell>
          <table:table-cell table:style-name="ce1"/>
          <table:table-cell office:value-type="float" office:value="131.82" table:style-name="ce1">
            <text:p>131.82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.273" table:style-name="ce1">
            <text:p>136.273</text:p>
          </table:table-cell>
          <table:table-cell table:style-name="ce1"/>
          <table:table-cell office:value-type="float" office:value="133.09100000000001" table:style-name="ce1">
            <text:p>133.091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1.21600000000001" table:style-name="ce1">
            <text:p>141.216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1.953" table:style-name="ce1">
            <text:p>141.953</text:p>
          </table:table-cell>
          <table:table-cell table:style-name="ce1"/>
          <table:table-cell office:value-type="float" office:value="136.245" table:style-name="ce1">
            <text:p>136.245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.97999999999999" table:style-name="ce1">
            <text:p>142.98</text:p>
          </table:table-cell>
          <table:table-cell table:style-name="ce1"/>
          <table:table-cell office:value-type="float" office:value="134.34100000000001" table:style-name="ce1">
            <text:p>134.341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.791" table:style-name="ce1">
            <text:p>143.791</text:p>
          </table:table-cell>
          <table:table-cell table:style-name="ce1"/>
          <table:table-cell office:value-type="float" office:value="134.31" table:style-name="ce1">
            <text:p>134.31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8.20099999999999" table:style-name="ce1">
            <text:p>148.201</text:p>
          </table:table-cell>
          <table:table-cell table:style-name="ce1"/>
          <table:table-cell office:value-type="float" office:value="142.90700000000001" table:style-name="ce1">
            <text:p>142.907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4.74700000000001" table:style-name="ce1">
            <text:p>154.747</text:p>
          </table:table-cell>
          <table:table-cell table:style-name="ce1"/>
          <table:table-cell office:value-type="float" office:value="154.53700000000001" table:style-name="ce1">
            <text:p>154.537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.87" table:style-name="ce1">
            <text:p>171.87</text:p>
          </table:table-cell>
          <table:table-cell table:number-columns-repeated="16375" table:style-name="ce1"/>
        </table:table-row>
        <table:table-row table:number-rows-repeated="10484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Diana Laura Monroy</meta:initial-creator>
    <dc:creator>Diana Laura Monroy</dc:creator>
    <meta:creation-date>2019-03-21T05:31:03Z</meta:creation-date>
    <dc:date>2019-03-24T06:04:59Z</dc:date>
    <meta:editing-cycles>5</meta:editing-cycles>
    <meta:editing-duration>PT22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60157480315pt" svg:width="453.4581102362205pt" chart:style-name="Crt0">
        <chart:title chart:style-name="CT00">
          <text:p text:style-name="a0" text:class-names="" text:cond-style-name="">Paladio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Ángulo de cort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empo(Cada unidad son 90 segundos)</text:p>
            </chart:title>
          </chart:axis>
          <chart:series chart:label-cell-address="Angulos_Pd.$B$3" chart:values-cell-range-address="Angulos_Pd.$B$19:.$B$31" chart:class="chart:bar" chart:attached-axis="primary-y" chart:style-name="G0S0">
            <chart:data-point chart:repeated="13"/>
          </chart:series>
          <chart:series chart:label-cell-address="Angulos_Pd.$C$3" chart:values-cell-range-address="Angulos_Pd.$C$19:.$C$31" chart:class="chart:bar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a65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cd4d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894488188976pt" svg:width="453.5150393700787pt" chart:style-name="Crt0">
        <chart:title chart:style-name="CT00">
          <text:p text:style-name="a0" text:class-names="" text:cond-style-name="">Cobr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Ángulo de Cort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empo (Cada unidad son 120 segundos)</text:p>
            </chart:title>
          </chart:axis>
          <chart:series chart:label-cell-address="Angulos_Pd.$G$3" chart:values-cell-range-address="Angulos_Pd.$G$19:.$G$31" chart:class="chart:bar" chart:attached-axis="primary-y" chart:style-name="G0S0">
            <chart:data-point chart:repeated="13"/>
          </chart:series>
          <chart:series chart:label-cell-address="Angulos_Pd.$H$3" chart:values-cell-range-address="Angulos_Pd.$H$19:.$H$31" chart:class="chart:bar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d9d9d9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1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onstant" chart:error-lower-limit="1" chart:error-upper-limit="1" chart:error-upper-indicator="true" chart:error-lower-indicator="true" chart:auto-position="true"/>
      <style:graphic-properties draw:fill="none" draw:stroke="solid" svg:stroke-width="0.01042in" svg:stroke-color="#d9d9d9" svg:stroke-opacity="100%"/>
    </style:style>
  </office:automatic-styles>
  <office:body>
    <office:chart>
      <chart:chart chart:class="chart:bar" svg:height="261.3751181102362pt" svg:width="357.75pt" chart:style-name="Crt0">
        <chart:title chart:style-name="CT00">
          <text:p text:style-name="a0" text:class-names="" text:cond-style-name="">Ángulo de la gota en función del tiempo para láminas de Silicio con y sin grafeno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Ángulo interior de la gota [grado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empo [unidad de tiempo 2.5 min]</text:p>
            </chart:title>
          </chart:axis>
          <chart:series chart:values-cell-range-address="Angulos_Pd.$B$58:.$B$69" chart:class="chart:bar" chart:attached-axis="primary-y" chart:style-name="G0S0">
            <chart:error-indicator chart:style-name="E000"/>
            <chart:data-point chart:repeated="12"/>
          </chart:series>
          <chart:series chart:values-cell-range-address="Angulos_Pd.$C$58:.$C$69" chart:class="chart:bar" chart:attached-axis="primary-y" chart:style-name="G0S1">
            <chart:error-indicator chart:style-name="E010"/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d9d9d9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d9d9d9" svg:stroke-opacity="100%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Ángulo de la gota en función del tiempo para láminas de Cu con y sin grafeno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svg:x="14.30700787401575pt" svg:y="40.18pt" chart:style-name="AT00">
              <text:p text:style-name="a1" text:class-names="" text:cond-style-name="">Ángulo interior de la gota [grado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empo [unidad de tiempo 2.5 min]</text:p>
            </chart:title>
          </chart:axis>
          <chart:series chart:values-cell-range-address="Angulos_Pd.$G$59:.$G$73" chart:class="chart:bar" chart:attached-axis="primary-y" chart:style-name="G0S0">
            <chart:data-point chart:repeated="15"/>
          </chart:series>
          <chart:series chart:values-cell-range-address="Angulos_Pd.$H$59:.$H$73" chart:class="chart:bar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rabajo de adhesión de láminas de Pd con y sin grafen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empo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W_a [J/m2]</text:p>
            </chart:title>
            <chart:grid chart:class="major" chart:style-name="GMa1"/>
          </chart:axis>
          <chart:series chart:values-cell-range-address="Angulos_Pd.$J$4:.$J$16" chart:class="chart:line" chart:attached-axis="primary-y" chart:style-name="G0S0">
            <chart:data-point chart:repeated="13"/>
          </chart:series>
          <chart:series chart:values-cell-range-address="Angulos_Pd.$K$4:.$K$16" chart:class="chart:line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svg:x="42.87pt" svg:y="1.0pt" chart:style-name="CT00">
          <text:p text:style-name="a0" text:class-names="" text:cond-style-name="">Trabajo de adhesión de láminas de Cu con y sin grafeno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ngulos_Pd.$M$5:.$M$17" chart:class="chart:line" chart:attached-axis="primary-y" chart:style-name="G0S0">
            <chart:data-point chart:repeated="13"/>
          </chart:series>
          <chart:series chart:values-cell-range-address="Angulos_Pd.$N$5:.$N$17" chart:class="chart:line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rabajo de adhesión de láminas de Si con y sin grafeno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ngulos_Pd.$J$43:.$J$54" chart:class="chart:line" chart:attached-axis="primary-y" chart:style-name="G0S0">
            <chart:data-point chart:repeated="12"/>
          </chart:series>
          <chart:series chart:values-cell-range-address="Angulos_Pd.$K$43:.$K$54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rabajo de adhesión de láminas de Cu<text:line-break/> con y sin grafeno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ngulos_Pd.$M$43:.$M$57" chart:class="chart:line" chart:attached-axis="primary-y" chart:style-name="G0S0">
            <chart:data-point chart:repeated="15"/>
          </chart:series>
          <chart:series chart:values-cell-range-address="Angulos_Pd.$N$43:.$N$57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